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6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3:34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29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0 Kommentare 187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30</text:p>
          </table:table-cell>
          <table:table-cell table:number-columns-repeated="6"/>
        </table:table-row>
        <table:table-row table:style-name="ro1">
          <table:table-cell table:formula="of:=SUM([.A82:.A100000])" office:value-type="float" office:value="30" calcext:value-type="float">
            <text:p>3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tefan Schei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. Juli 2020 um 17:16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sti in Brüssel. Bei diesem gefährlichen Virus hätte seine Büroleiterin ihren Mann wenigstens um ein pa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en bitten können, für gelegentliche Fettnäpfchen! Ich denke, da passt zumindest der Rüssel v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yelefant dazwischen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Fehlinforma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tefan.scheibe.9/posts/34824033651036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Scheibe - Basti in Brüssel. Bei diesem gefährlichen Virus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7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fan Scheib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gut das dieses Bild nicht aus Österreich ist, bei uns würde man sofort nach einem Clust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schau halten. Gott sei Dank ist das Virus in Brüsel nicht so gefährlich, wie wir auf dem Bild se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nnen. Aber jetzt komm schnell zurück ins gefährdete Österreic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linde Schwa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Scheibe ha ha, uraltes Foto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Dus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 wird scho wieder schlech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Ko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Dusek mir ist sch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Dus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Kohn oj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linde Schwa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Kohn altes Foto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Pechha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ürde sagen nur fetzen deppa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na Wid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Pechhacker genau derjenige, der ein uraltes Bild post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efan.scheibe.9/posts/34824033651036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Scheibe - Basti in Brüssel. Bei diesem gefährlichen Virus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Traschkow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eine alte Aufnahme vor Corona...und Nein ich bin kein Fan der Regierung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ith Di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 Juli mit Winterklamotten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Elena G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t wintergwond im Sommer.... bissi genauer schauen wa gua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ina Ke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sst bitte Hirn regnen - dieses Foto ist niemals von Brüssel. Im Sommer in Winterklamotten 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 soll aktuell s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Jot B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sieht ja das es winterklamotten sind!!! Was sollen diese dummen Fake Meldungen ?????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iska Gratz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brüssel muss es aber kalt sein, minusgrade im jul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was zu glaub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h, wie blöd kann man sein, so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Drosz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frag mich, was schlimmer ist: sowas offensichtlich Falsches zu verbreiten oder sow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ensichtlich Falsches zu glau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na Wid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eine infame Lüge, das Bild stammt aus Zeiten vor Coro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linde Schwa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es Foto.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mi Hö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youtube.com/watch?v=kWHNMkBYRQ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Farce mit der Maske von Sebastian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Land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füge aufgrund der factenprüfung hiermit an, dass ich extra angefügt habe, dass es sich um 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osting aus dem Jahr 2019 handelt. Ich habe auf keinen Fall den Coronavirus aus dem Jahr 2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meint, sondern nur wegen dem Gesagten von Herrn Kurz dieses Posting kommentiert und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efan.scheibe.9/posts/34824033651036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Scheibe - Basti in Brüssel. Bei diesem gefährlichen Virus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GeWalt Wal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dpa-factchecking.com/austria/200728-99-957975/?fbclid=IwAR3Pue-xw_zvOoZcDXonV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ThpNX_WLJCb67iyrMm8ggQENfOR8KWyhpV5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to von Kanzler Kurz wurde im Dezembe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a-factchecking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efan.scheibe.9/posts/348240336510366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4" calcext:value-type="float">
            <text:p>4</text:p>
          </table:table-cell>
          <table:table-cell table:style-name="ce7" table:formula="of:=COUNTIF([.D$1:.D$1048576];&quot;X&quot;)" office:value-type="float" office:value="13" calcext:value-type="float">
            <text:p>13</text:p>
          </table:table-cell>
          <table:table-cell table:formula="of:=COUNTIF([.E$1:.E$1048576];&quot;X&quot;)" office:value-type="float" office:value="1" calcext:value-type="float">
            <text:p>1</text:p>
          </table:table-cell>
          <table:table-cell table:style-name="ce7" table:formula="of:=COUNTIF([.F$1:.F$1048576];&quot;X&quot;)" office:value-type="float" office:value="3" calcext:value-type="float">
            <text:p>3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336];[.D336];[.F336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2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4:55:35.25540920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5:02:17.527881785</dc:date>
    <meta:editing-duration>PT1M24S</meta:editing-duration>
    <meta:editing-cycles>2</meta:editing-cycles>
    <meta:document-statistic meta:table-count="1" meta:cell-count="227" meta:object-count="0"/>
  </office:meta>
</office:document-meta>
</file>